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3">
            <text:p>UQ-1063</text:p>
          </table:table-cell>
          <table:table-cell office:value-type="float" office:value="49.83">
            <text:p>49.83</text:p>
          </table:table-cell>
          <table:table-cell office:value-type="float" office:value="-64.26">
            <text:p>-64.26</text:p>
          </table:table-cell>
          <table:table-cell office:value-type="float" office:value="11990.0">
            <text:p>11990.0</text:p>
          </table:table-cell>
          <table:table-cell office:value-type="float" office:value="206.0">
            <text:p>20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61.0">
            <text:p>6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7">
            <text:p>QU-1267</text:p>
          </table:table-cell>
          <table:table-cell office:value-type="float" office:value="49.67">
            <text:p>49.67</text:p>
          </table:table-cell>
          <table:table-cell office:value-type="float" office:value="-63.92">
            <text:p>-63.92</text:p>
          </table:table-cell>
          <table:table-cell office:value-type="float" office:value="9660.0">
            <text:p>9660.0</text:p>
          </table:table-cell>
          <table:table-cell office:value-type="float" office:value="139.0">
            <text:p>139.0</text:p>
          </table:table-cell>
          <table:table-cell office:value-type="string" office:value="mya arenaria, mytilus edulis">
            <text:p>mya arenaria, 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2">
            <text:p>QU-1272</text:p>
          </table:table-cell>
          <table:table-cell office:value-type="float" office:value="49.84">
            <text:p>49.84</text:p>
          </table:table-cell>
          <table:table-cell office:value-type="float" office:value="-64.28">
            <text:p>-64.28</text:p>
          </table:table-cell>
          <table:table-cell office:value-type="float" office:value="12840.0">
            <text:p>12840.0</text:p>
          </table:table-cell>
          <table:table-cell office:value-type="float" office:value="196.0">
            <text:p>196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62.0">
            <text:p>62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5">
            <text:p>QU-1275</text:p>
          </table:table-cell>
          <table:table-cell office:value-type="float" office:value="49.74">
            <text:p>49.74</text:p>
          </table:table-cell>
          <table:table-cell office:value-type="float" office:value="-63.89">
            <text:p>-63.89</text:p>
          </table:table-cell>
          <table:table-cell office:value-type="float" office:value="10080.0">
            <text:p>10080.0</text:p>
          </table:table-cell>
          <table:table-cell office:value-type="float" office:value="158.0">
            <text:p>158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35.0">
            <text:p>3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6">
            <text:p>QU-1276</text:p>
          </table:table-cell>
          <table:table-cell office:value-type="float" office:value="49.77">
            <text:p>49.77</text:p>
          </table:table-cell>
          <table:table-cell office:value-type="float" office:value="-63.13">
            <text:p>-63.13</text:p>
          </table:table-cell>
          <table:table-cell office:value-type="float" office:value="10050.0">
            <text:p>10050.0</text:p>
          </table:table-cell>
          <table:table-cell office:value-type="float" office:value="139.0">
            <text:p>13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7">
            <text:p>QU-1277</text:p>
          </table:table-cell>
          <table:table-cell office:value-type="float" office:value="49.82">
            <text:p>49.82</text:p>
          </table:table-cell>
          <table:table-cell office:value-type="float" office:value="-64.35">
            <text:p>-64.35</text:p>
          </table:table-cell>
          <table:table-cell office:value-type="float" office:value="4610.0">
            <text:p>4610.0</text:p>
          </table:table-cell>
          <table:table-cell office:value-type="float" office:value="112.0">
            <text:p>112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78">
            <text:p>QU-1278</text:p>
          </table:table-cell>
          <table:table-cell office:value-type="float" office:value="49.76">
            <text:p>49.76</text:p>
          </table:table-cell>
          <table:table-cell office:value-type="float" office:value="-64.03">
            <text:p>-64.03</text:p>
          </table:table-cell>
          <table:table-cell office:value-type="float" office:value="11090.0">
            <text:p>11090.0</text:p>
          </table:table-cell>
          <table:table-cell office:value-type="float" office:value="168.0">
            <text:p>168.0</text:p>
          </table:table-cell>
          <table:table-cell office:value-type="string" office:value="macoma balthica, hiatella arctica">
            <text:p>macoma balthica, 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54.0">
            <text:p>5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82">
            <text:p>UQ-1082</text:p>
          </table:table-cell>
          <table:table-cell office:value-type="float" office:value="49.83">
            <text:p>49.83</text:p>
          </table:table-cell>
          <table:table-cell office:value-type="float" office:value="-64.29">
            <text:p>-64.29</text:p>
          </table:table-cell>
          <table:table-cell office:value-type="float" office:value="10240.0">
            <text:p>10240.0</text:p>
          </table:table-cell>
          <table:table-cell office:value-type="float" office:value="304.0">
            <text:p>304.0</text:p>
          </table:table-cell>
          <table:table-cell office:value-type="string" office:value="whale">
            <text:p>whale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1">
            <text:p>QU-1281</text:p>
          </table:table-cell>
          <table:table-cell office:value-type="float" office:value="49.76">
            <text:p>49.76</text:p>
          </table:table-cell>
          <table:table-cell office:value-type="float" office:value="-64.03">
            <text:p>-64.03</text:p>
          </table:table-cell>
          <table:table-cell office:value-type="float" office:value="10820.0">
            <text:p>10820.0</text:p>
          </table:table-cell>
          <table:table-cell office:value-type="float" office:value="158.0">
            <text:p>15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2">
            <text:p>QU-1282</text:p>
          </table:table-cell>
          <table:table-cell office:value-type="float" office:value="49.87">
            <text:p>49.87</text:p>
          </table:table-cell>
          <table:table-cell office:value-type="float" office:value="-64.4">
            <text:p>-64.4</text:p>
          </table:table-cell>
          <table:table-cell office:value-type="float" office:value="9260.0">
            <text:p>9260.0</text:p>
          </table:table-cell>
          <table:table-cell office:value-type="float" office:value="149.0">
            <text:p>14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3">
            <text:p>QU-1283</text:p>
          </table:table-cell>
          <table:table-cell office:value-type="float" office:value="49.74">
            <text:p>49.74</text:p>
          </table:table-cell>
          <table:table-cell office:value-type="float" office:value="-64.04">
            <text:p>-64.04</text:p>
          </table:table-cell>
          <table:table-cell office:value-type="float" office:value="10120.0">
            <text:p>10120.0</text:p>
          </table:table-cell>
          <table:table-cell office:value-type="float" office:value="158.0">
            <text:p>158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8">
            <text:p>UQ-1068</text:p>
          </table:table-cell>
          <table:table-cell office:value-type="float" office:value="49.73">
            <text:p>49.73</text:p>
          </table:table-cell>
          <table:table-cell office:value-type="float" office:value="-62.98">
            <text:p>-62.98</text:p>
          </table:table-cell>
          <table:table-cell office:value-type="float" office:value="1690.0">
            <text:p>1690.0</text:p>
          </table:table-cell>
          <table:table-cell office:value-type="float" office:value="112.0">
            <text:p>112.0</text:p>
          </table:table-cell>
          <table:table-cell office:value-type="string" office:value="buccinum undatum, mytilus edulis">
            <text:p>buccinum undatum, mytilus edu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64">
            <text:p>UQ-1064</text:p>
          </table:table-cell>
          <table:table-cell office:value-type="float" office:value="49.73">
            <text:p>49.73</text:p>
          </table:table-cell>
          <table:table-cell office:value-type="float" office:value="-62.98">
            <text:p>-62.98</text:p>
          </table:table-cell>
          <table:table-cell office:value-type="float" office:value="9890.0">
            <text:p>9890.0</text:p>
          </table:table-cell>
          <table:table-cell office:value-type="float" office:value="112.0">
            <text:p>112.0</text:p>
          </table:table-cell>
          <table:table-cell office:value-type="string" office:value="mytilus edulis, mya sp.">
            <text:p>mytilus edulis, mya sp.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9.0">
            <text:p>29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1">
            <text:p>QU-1261</text:p>
          </table:table-cell>
          <table:table-cell office:value-type="float" office:value="49.64">
            <text:p>49.64</text:p>
          </table:table-cell>
          <table:table-cell office:value-type="float" office:value="-63.85">
            <text:p>-63.85</text:p>
          </table:table-cell>
          <table:table-cell office:value-type="float" office:value="9680.0">
            <text:p>9680.0</text:p>
          </table:table-cell>
          <table:table-cell office:value-type="float" office:value="130.0">
            <text:p>130.0</text:p>
          </table:table-cell>
          <table:table-cell office:value-type="string" office:value="mya truncata, natica clausa">
            <text:p>mya truncata, natica claus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85">
            <text:p>QU-1285</text:p>
          </table:table-cell>
          <table:table-cell office:value-type="float" office:value="49.82">
            <text:p>49.82</text:p>
          </table:table-cell>
          <table:table-cell office:value-type="float" office:value="-64.36">
            <text:p>-64.36</text:p>
          </table:table-cell>
          <table:table-cell office:value-type="float" office:value="4720.0">
            <text:p>4720.0</text:p>
          </table:table-cell>
          <table:table-cell office:value-type="float" office:value="112.0">
            <text:p>112.0</text:p>
          </table:table-cell>
          <table:table-cell office:value-type="string" office:value="mytilus edulis, buccinum undatum, littorina obtusata, acmaea testudinalis">
            <text:p>mytilus edulis, buccinum undatum, littorina obtusata, acmaea testudinalis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36">
            <text:p>UQ-1036</text:p>
          </table:table-cell>
          <table:table-cell office:value-type="float" office:value="49.93">
            <text:p>49.93</text:p>
          </table:table-cell>
          <table:table-cell office:value-type="float" office:value="-64.37">
            <text:p>-64.37</text:p>
          </table:table-cell>
          <table:table-cell office:value-type="float" office:value="860.0">
            <text:p>86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006">
            <text:p>UQ-1006</text:p>
          </table:table-cell>
          <table:table-cell office:value-type="float" office:value="49.7">
            <text:p>49.7</text:p>
          </table:table-cell>
          <table:table-cell office:value-type="float" office:value="-64.09">
            <text:p>-64.09</text:p>
          </table:table-cell>
          <table:table-cell office:value-type="float" office:value="4050.0">
            <text:p>405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4">
            <text:p>3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L-1879">
            <text:p>UL-1879</text:p>
          </table:table-cell>
          <table:table-cell office:value-type="float" office:value="49.92">
            <text:p>49.92</text:p>
          </table:table-cell>
          <table:table-cell office:value-type="float" office:value="-64.07">
            <text:p>-64.07</text:p>
          </table:table-cell>
          <table:table-cell office:value-type="float" office:value="6400.0">
            <text:p>64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L-1880">
            <text:p>UL-1880</text:p>
          </table:table-cell>
          <table:table-cell office:value-type="float" office:value="49.83">
            <text:p>49.83</text:p>
          </table:table-cell>
          <table:table-cell office:value-type="float" office:value="-64.42">
            <text:p>-64.42</text:p>
          </table:table-cell>
          <table:table-cell office:value-type="float" office:value="6030.0">
            <text:p>60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LavoieFilion2001,VacchiEtal2018">
            <text:p>LavoieFilion2001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1376">
            <text:p>UQ-1376</text:p>
          </table:table-cell>
          <table:table-cell office:value-type="float" office:value="49.93">
            <text:p>49.93</text:p>
          </table:table-cell>
          <table:table-cell office:value-type="float" office:value="-64.37">
            <text:p>-64.37</text:p>
          </table:table-cell>
          <table:table-cell office:value-type="float" office:value="14290.0">
            <text:p>14290.0</text:p>
          </table:table-cell>
          <table:table-cell office:value-type="float" office:value="304.0">
            <text:p>30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78">
            <text:p>UQ-778</text:p>
          </table:table-cell>
          <table:table-cell office:value-type="float" office:value="49.67">
            <text:p>49.67</text:p>
          </table:table-cell>
          <table:table-cell office:value-type="float" office:value="-63.91">
            <text:p>-63.91</text:p>
          </table:table-cell>
          <table:table-cell office:value-type="float" office:value="10540.0">
            <text:p>10540.0</text:p>
          </table:table-cell>
          <table:table-cell office:value-type="float" office:value="112.0">
            <text:p>112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76">
            <text:p>UQ-776</text:p>
          </table:table-cell>
          <table:table-cell office:value-type="float" office:value="49.87">
            <text:p>49.87</text:p>
          </table:table-cell>
          <table:table-cell office:value-type="float" office:value="-63.87">
            <text:p>-63.87</text:p>
          </table:table-cell>
          <table:table-cell office:value-type="float" office:value="9840.0">
            <text:p>9840.0</text:p>
          </table:table-cell>
          <table:table-cell office:value-type="float" office:value="206.0">
            <text:p>206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UQ-719">
            <text:p>UQ-719</text:p>
          </table:table-cell>
          <table:table-cell office:value-type="float" office:value="49.84">
            <text:p>49.84</text:p>
          </table:table-cell>
          <table:table-cell office:value-type="float" office:value="-63.56">
            <text:p>-63.56</text:p>
          </table:table-cell>
          <table:table-cell office:value-type="float" office:value="9400.0">
            <text:p>9400.0</text:p>
          </table:table-cell>
          <table:table-cell office:value-type="float" office:value="78.0">
            <text:p>78.0</text:p>
          </table:table-cell>
          <table:table-cell office:value-type="string" office:value="zirphaea crispata">
            <text:p>zirphaea crispat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PainchaudEtal1984,VacchiEtal2018">
            <text:p>PainchaudEtal1984,VacchiEtal2018</text:p>
          </table:table-cell>
        </table:table-row>
        <table:table-row>
          <table:table-cell office:value-type="string" office:value="Anticosti_Island">
            <text:p>Anticosti_Island</text:p>
          </table:table-cell>
          <table:table-cell office:value-type="string" office:value="radiocarbon">
            <text:p>radiocarbon</text:p>
          </table:table-cell>
          <table:table-cell office:value-type="string" office:value="QU-1266">
            <text:p>QU-1266</text:p>
          </table:table-cell>
          <table:table-cell office:value-type="float" office:value="49.67">
            <text:p>49.67</text:p>
          </table:table-cell>
          <table:table-cell office:value-type="float" office:value="-63.92">
            <text:p>-63.92</text:p>
          </table:table-cell>
          <table:table-cell office:value-type="float" office:value="9980.0">
            <text:p>9980.0</text:p>
          </table:table-cell>
          <table:table-cell office:value-type="float" office:value="177.0">
            <text:p>177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47.0">
            <text:p>47.0</text:p>
          </table:table-cell>
          <table:table-cell office:value-type="float" office:value="139.0">
            <text:p>139.0</text:p>
          </table:table-cell>
          <table:table-cell office:value-type="float" office:value="0.0">
            <text:p/>
          </table:table-cell>
          <table:table-cell office:value-type="float" office:value="29.0">
            <text:p>29.0</text:p>
          </table:table-cell>
          <table:table-cell office:value-type="float" office:value="3.4">
            <text:p>3.4</text:p>
          </table:table-cell>
          <table:table-cell office:value-type="float" office:value="3.4">
            <text:p>3.4</text:p>
          </table:table-cell>
          <table:table-cell office:value-type="string" office:value="PainchaudEtal1984,VacchiEtal2018">
            <text:p>PainchaudEtal198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